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form="urn:oasis:names:tc:opendocument:xmlns:form:1.0" xmlns:math="http://www.w3.org/1998/Math/MathML" xmlns:dr3d="urn:oasis:names:tc:opendocument:xmlns:dr3d:1.0" xmlns:ooow="http://openoffice.org/2004/writer" xmlns:xsi="http://www.w3.org/2001/XMLSchema-instance" xmlns:fo="urn:oasis:names:tc:opendocument:xmlns:xsl-fo-compatible:1.0" xmlns:office="urn:oasis:names:tc:opendocument:xmlns:office:1.0" xmlns:xlink="http://www.w3.org/1999/xlink" xmlns:xsd="http://www.w3.org/2001/XMLSchema" xmlns:draw="urn:oasis:names:tc:opendocument:xmlns:drawing:1.0" xmlns:meta="urn:oasis:names:tc:opendocument:xmlns:meta:1.0" xmlns:text="urn:oasis:names:tc:opendocument:xmlns:text:1.0" xmlns:chart="urn:oasis:names:tc:opendocument:xmlns:chart:1.0" xmlns:svg="urn:oasis:names:tc:opendocument:xmlns:svg-compatible:1.0" xmlns:oooc="http://openoffice.org/2004/calc" xmlns:dom="http://www.w3.org/2001/xml-events" xmlns:style="urn:oasis:names:tc:opendocument:xmlns:style:1.0" xmlns:ooo="http://openoffice.org/2004/office" xmlns:table="urn:oasis:names:tc:opendocument:xmlns:table:1.0" xmlns:dc="http://purl.org/dc/elements/1.1/" xmlns:script="urn:oasis:names:tc:opendocument:xmlns:script:1.0" xmlns:xforms="http://www.w3.org/2002/xforms" xmlns="http://www.w3.org/1999/xhtml" office:version="1.0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rendt</text:p>
      <text:h text:style-name="Heading_20_1" text:outline-level="1">human condition</text:h>
      <text:p text:style-name="Standard">student/contemporary of Heidigger and Schmitt</text:p>
      <text:h text:style-name="Heading_20_2" text:outline-level="2">existential human experience</text:h>
      <text:h text:style-name="Heading_20_3" text:outline-level="3">wary of denial of human experience</text:h>
      <text:h text:style-name="Heading_20_3" text:outline-level="3">attention to obstacles to human development</text:h>
      <text:h text:style-name="Heading_20_4" text:outline-level="4">perils of science and reason</text:h>
      <text:h text:style-name="Heading_20_2" text:outline-level="2">'the political'</text:h>
      <text:h text:style-name="Heading_20_3" text:outline-level="3">not like Schmitt, not interested in moment of soverignty</text:h>
      <text:h text:style-name="Heading_20_3" text:outline-level="3">how human determin common life  and actions together</text:h>
      <text:h text:style-name="Heading_20_2" text:outline-level="2">critique of modernity</text:h>
      <text:h text:style-name="Heading_20_3" text:outline-level="3">critique of totalitarianism</text:h>
      <text:h text:style-name="Heading_20_3" text:outline-level="3">anti-consumerisim, marxist yet not revolutionary</text:h>
      <text:h text:style-name="Heading_20_1" text:outline-level="1">'The Human Condition' (1958)</text:h>
      <text:h text:style-name="Heading_20_2" text:outline-level="2">vita contemplative vs activa</text:h>
      <text:p text:style-name="Standard">active life versus the contemplatative life</text:p>
      <text:h text:style-name="Heading_20_3" text:outline-level="3">vita activa in greek polis</text:h>
      <text:h text:style-name="Heading_20_2" text:outline-level="2">human beings beyond capacity of reason</text:h>
      <text:h text:style-name="Heading_20_2" text:outline-level="2">great creative activity with other human beings</text:h>
      <text:h text:style-name="Heading_20_2" text:outline-level="2">like Neitche/Heidegger, humans creating new things together</text:h>
      <text:p text:style-name="Standard">thought is al well and good, actions demonstrate excellences</text:p>
      <text:h text:style-name="Heading_20_2" text:outline-level="2">immortality vis eternity</text:h>
      <text:p text:style-name="Standard"/>
      <text:h text:style-name="Heading_20_3" text:outline-level="3">eternal life</text:h>
      <text:p text:style-name="Standard">a world outside of space and time, metaphysical world as fundamental reality</text:p>
      <text:h text:style-name="Heading_20_4" text:outline-level="4">vita contemplative</text:h>
      <text:h text:style-name="Heading_20_4" text:outline-level="4">heaven and earth, plato's metaphysics</text:h>
      <text:h text:style-name="Heading_20_3" text:outline-level="3">immortal life</text:h>
      <text:p text:style-name="Standard">Greek sense: life without death on earth, life as it is given to us.
Gods are immortal yet are on earth - excellence is earthly not celistial
great works and deeds, a lasting imprint on the world</text:p>
      <text:h text:style-name="Heading_20_4" text:outline-level="4">vita activa</text:h>
      <text:h text:style-name="Heading_20_4" text:outline-level="4">in the real world</text:h>
      <text:h text:style-name="Heading_20_2" text:outline-level="2">human capacity for participation in political life<text:line-break/>deliberation over common affairs</text:h>
      <text:h text:style-name="Heading_20_3" text:outline-level="3">plato's metaphysical truth negates deliberation over common affairs</text:h>
      <text:h text:style-name="Heading_20_2" text:outline-level="2">necessary categories of human condition<text:line-break/><text:line-break/>these destinctions drawn from Ancient Greece<text:line-break/>neo-Arstitolean</text:h>
      <text:p text:style-name="Standard">freedom through choice, use of will.
individuals are soverign
soverign will transposed onto the states - states makes choice freely without interference of others

state (schmitt political) decisionistic model</text:p>
      <text:h text:style-name="Heading_20_3" text:outline-level="3">labour</text:h>
      <text:p text:style-name="Standard">producing for material existance</text:p>
      <text:h text:style-name="Heading_20_4" text:outline-level="4">survival as biological beings</text:h>
      <text:h text:style-name="Heading_20_3" text:outline-level="3">work</text:h>
      <text:p text:style-name="Standard">collective creative endevours - not instrumental to survival</text:p>
      <text:h text:style-name="Heading_20_3" text:outline-level="3">action</text:h>
      <text:p text:style-name="Standard">public action highest of human capacities
</text:p>
      <text:h text:style-name="Heading_20_4" text:outline-level="4">public</text:h>
      <text:h text:style-name="Heading_20_5" text:outline-level="5">regarded by others as free from necessessities of life</text:h>
      <text:h text:style-name="Heading_20_6" text:outline-level="6">free agent and recognising other free agents</text:h>
      <text:h text:style-name="Heading_20_5" text:outline-level="5">deliberation as citizens</text:h>
      <text:h text:style-name="Heading_20_5" text:outline-level="5">performative public politics</text:h>
      <text:p text:style-name="Standard">collective freedom - freedom can not exist in isolation.
senses of public duty</text:p>
      <text:h text:style-name="Heading_20_4" text:outline-level="4">private</text:h>
      <text:h text:style-name="Heading_20_5" text:outline-level="5">private household seperate from public realm, the place where your labours are undertaken</text:h>
      <text:h text:style-name="Heading_20_2" text:outline-level="2">the political</text:h>
      <text:h text:style-name="Heading_20_3" text:outline-level="3">on modernity, soverignty and the state</text:h>
      <text:h text:style-name="Heading_20_4" text:outline-level="4">perhaps _with_ force/violence</text:h>
      <text:h text:style-name="Heading_20_3" text:outline-level="3">in concert without force and violence</text:h>
      <text:h text:style-name="Heading_20_3" text:outline-level="3">collective openness to existence - revisable, deliberation</text:h>
      <text:h text:style-name="Heading_20_4" text:outline-level="4">authoritive decisions close down opportunities</text:h>
      <text:h text:style-name="Heading_20_3" text:outline-level="3">modernity jepodises political</text:h>
      <text:h text:style-name="Heading_20_2" text:outline-level="2">What Is Freedom?</text:h>
      <text:h text:style-name="Heading_20_3" text:outline-level="3">genuine freedom is not about final authoritive statements</text:h>
      <text:h text:style-name="Heading_20_3" text:outline-level="3">soverignty must be renounced inorder to be free</text:h>
      <text:h text:style-name="Heading_20_1" text:outline-level="1">Totalitarianism and the Banality of Evil</text:h>
      <text:h text:style-name="Heading_20_2" text:outline-level="2">totalitarian tendency in modernity</text:h>
      <text:h text:style-name="Heading_20_3" text:outline-level="3">Arendt is interested in the dehumanising negation of human beings</text:h>
      <text:p text:style-name="Standard">e.g. Nazi exterminisation of Jews: dejursdicial, demoralised, dehumanised.
Totalitarianism is the organisation of the removal of human characteristics as contrast to despotic rule</text:p>
      <text:h text:style-name="Heading_20_3" text:outline-level="3">gulag/concentration camps - 'total domination in general'</text:h>
      <text:p text:style-name="Standard">model of peverted form of moderity</text:p>
      <text:h text:style-name="Heading_20_2" text:outline-level="2">origins in imperialism, territorial conquest of others</text:h>
      <text:h text:style-name="Heading_20_2" text:outline-level="2">Banalisation / transparency of evil</text:h>
      <text:h text:style-name="Heading_20_3" text:outline-level="3">malign denial of human dignity to make world look consistent</text:h>
      <text:h text:style-name="Heading_20_3" text:outline-level="3">dignity requires recognition of common existance</text:h>
      <text:h text:style-name="Heading_20_2" text:outline-level="2">as contra to ideology...</text:h>
      <text:h text:style-name="Heading_20_3" text:outline-level="3">ideology is fine... danger in superiority</text:h>
      <text:h text:style-name="Heading_20_1" text:outline-level="1">Reviving the Public Sphere</text:h>
      <text:h text:style-name="Heading_20_2" text:outline-level="2">potential of totalitarian impulse to rear ugly head again in modern consumer society</text:h>
      <text:h text:style-name="Heading_20_2" text:outline-level="2">factors against vita activa of modern citizen</text:h>
      <text:h text:style-name="Heading_20_3" text:outline-level="3">distinction between public and private disolved</text:h>
      <text:h text:style-name="Heading_20_4" text:outline-level="4">freedom to consume</text:h>
      <text:h text:style-name="Heading_20_4" text:outline-level="4">rise of individual freedom as soverign in all matters</text:h>
      <text:h text:style-name="Heading_20_4" text:outline-level="4">good life satisfies private life</text:h>
      <text:h text:style-name="Heading_20_4" text:outline-level="4">freedom in isolation, privacy</text:h>
      <text:h text:style-name="Heading_20_5" text:outline-level="5">privacy - meaning deprived of something: without benefits of public action</text:h>
      <text:h text:style-name="Heading_20_3" text:outline-level="3">rise of 'the social'</text:h>
      <text:h text:style-name="Heading_20_4" text:outline-level="4">public life about the administration of private needs - welfare, health...</text:h>
      <text:h text:style-name="Heading_20_4" text:outline-level="4">normative occupation of politics with society needs</text:h>
      <text:h text:style-name="Heading_20_5" text:outline-level="5">politics to 'solve problems of society'</text:h>
      <text:h text:style-name="Heading_20_4" text:outline-level="4">delination between public and private</text:h>
      <text:h text:style-name="Heading_20_3" text:outline-level="3">public life obsessed with 'labour'</text:h>
      <text:h text:style-name="Heading_20_4" text:outline-level="4">economically productive, employablity and skills</text:h>
      <text:h text:style-name="Heading_20_4" text:outline-level="4">become concerned with our mode of subsistence</text:h>
      <text:h text:style-name="Heading_20_3" text:outline-level="3">politics concerned with 'work'</text:h>
      <text:h text:style-name="Heading_20_4" text:outline-level="4">coalition building, technological mediation</text:h>
      <text:h text:style-name="Heading_20_4" text:outline-level="4">domination of instrumental reason</text:h>
      <text:h text:style-name="Heading_20_4" text:outline-level="4">spontenity extinguished, calculable and guaged politics</text:h>
      <text:h text:style-name="Heading_20_2" text:outline-level="2">political theories</text:h>
      <text:h text:style-name="Heading_20_3" text:outline-level="3">elite orientated, representative democracy</text:h>
      <text:h text:style-name="Heading_20_4" text:outline-level="4">negative perception of mass politics</text:h>
      <text:h text:style-name="Heading_20_3" text:outline-level="3">criticism rather than proscription.</text:h>
      <text:h text:style-name="Heading_20_3" text:outline-level="3">revival of public life, spontaneous creative collective endevours</text:h>
    </office:text>
  </office:body>
</office:document-content>
</file>

<file path=styles.xml><?xml version="1.0" encoding="utf-8"?>
<!--
	(c) by Christian Foltin, 2005
	This file is licensed under the GPL.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de" fo:country="DE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